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1.558cm" fo:min-width="21.269cm" fo:padding-top="0.123cm" fo:padding-bottom="0.123cm" fo:padding-left="0.251cm" fo:padding-right="0.251cm" fo:wrap-option="wrap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13.543cm" draw:shadow-offset-x="0.203cm" draw:shadow-offset-y="0.203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2.792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443cm" style:use-optimal-column-width="false"/>
    </style:style>
    <style:style style:name="co2" style:family="table-column">
      <style:table-column-properties style:column-width="8.36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3.098cm"/>
    </style:style>
    <style:style style:name="ro2" style:family="table-row">
      <style:table-row-properties style:row-height="3.102cm"/>
    </style:style>
    <style:style style:name="ce1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2" style:family="table-cell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ce3" style:family="table-cell">
      <style:paragraph-properties fo:text-align="center"/>
      <style:text-properties fo:color="#3333ff" style:font-name="Liberation Sans1" fo:font-size="26pt" style:font-size-asian="26pt" style:font-size-complex="26pt"/>
    </style:style>
    <style:style style:name="ce4" style:family="table-cell">
      <style:paragraph-properties fo:text-align="center"/>
      <style:text-properties fo:color="#00cc33" style:font-name="Liberation Sans1" fo:font-size="32pt" style:font-size-asian="32pt" style:font-size-complex="32pt"/>
    </style:style>
    <style:style style:name="ce5" style:family="table-cell">
      <style:paragraph-properties fo:text-align="center"/>
      <style:text-properties fo:color="#990099" style:font-name="Liberation Sans1" fo:font-size="32pt" style:font-size-asian="32pt" style:font-size-complex="32pt"/>
    </style:style>
    <style:style style:name="ce6" style:family="table-cell">
      <style:paragraph-properties fo:text-align="center"/>
      <style:text-properties fo:color="#ff3333" style:font-name="Liberation Sans1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4" style:family="paragraph">
      <loext:graphic-properties draw:fill="solid" draw:fill-color="#dddddd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top="0cm" fo:margin-bottom="0cm" fo:line-height="100%" fo:text-align="start" style:writing-mode="rl-tb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end" style:writing-mode="rl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8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39" style:family="paragraph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40" style:family="paragraph">
      <style:paragraph-properties fo:text-align="center"/>
      <style:text-properties fo:color="#3333ff" style:font-name="Liberation Sans1" fo:font-size="26pt" style:font-size-asian="26pt" style:font-size-complex="26pt"/>
    </style:style>
    <style:style style:name="P41" style:family="paragraph">
      <style:paragraph-properties fo:text-align="center"/>
      <style:text-properties fo:color="#00cc33" style:font-name="Liberation Sans1" fo:font-size="32pt" style:font-size-asian="32pt" style:font-size-complex="32pt"/>
    </style:style>
    <style:style style:name="P42" style:family="paragraph">
      <style:paragraph-properties fo:text-align="center"/>
      <style:text-properties fo:color="#990099" style:font-name="Liberation Sans1" fo:font-size="32pt" style:font-size-asian="32pt" style:font-size-complex="32pt"/>
    </style:style>
    <style:style style:name="P43" style:family="paragraph">
      <style:paragraph-properties fo:text-align="center"/>
      <style:text-properties fo:color="#ff3333" style:font-name="Liberation Sans1"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nsolas1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00cc33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4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5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50" style:family="text">
      <style:text-properties fo:font-variant="normal" fo:text-transform="none" style:text-line-through-style="none" style:text-line-through-type="none" style:text-position="0% 100%" style:font-name="Arial2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51" style:family="text">
      <style:text-properties style:font-name="Liberation Sans1" fo:font-size="36pt" style:font-size-asian="36pt" style:font-size-complex="36pt"/>
    </style:style>
    <style:style style:name="T52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3" style:family="text">
      <style:text-properties fo:color="#3333ff" style:font-name="Liberation Sans1" fo:font-size="26pt" style:font-size-asian="26pt" style:font-size-complex="26pt"/>
    </style:style>
    <style:style style:name="T54" style:family="text">
      <style:text-properties fo:color="#00cc33" style:font-name="Liberation Sans1" fo:font-size="32pt" style:font-size-asian="32pt" style:font-size-complex="32pt"/>
    </style:style>
    <style:style style:name="T55" style:family="text">
      <style:text-properties fo:color="#990099" style:font-name="Liberation Sans1" fo:font-size="32pt" style:font-size-asian="32pt" style:font-size-complex="32pt"/>
    </style:style>
    <style:style style:name="T56" style:family="text">
      <style:text-properties fo:color="#ff3333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asting, RTTI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9"><text:span text:style-name="T5"><text:s/></text:span><text:span text:style-name="T6">double d = 3.0;</text:span></text:p>
              </text:list-item>
            </text:list>
            <text:p text:style-name="P10"><text:span text:style-name="T6"><text:s/></text:span><text:span text:style-name="T6">int i = (int) d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const int *cP = &amp;i;</text:span></text:p>
              </text:list-item>
            </text:list>
            <text:p text:style-name="P10"><text:span text:style-name="T6"><text:s text:c="2"/></text:span><text:span text:style-name="T6">int *ncP = (int*)cp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double * dP = (double*)ncp;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Shape *s1 = new Circle;</text:span></text:p>
              </text:list-item>
            </text:list>
            <text:p text:style-name="P10"><text:span text:style-name="T6"><text:s text:c="2"/></text:span><text:span text:style-name="T6">Shape *s2 = new Shape;</text:span></text:p>
            <text:p text:style-name="P10"><text:span text:style-name="T6"><text:s text:c="2"/></text:span><text:span text:style-name="T6">Circle *s1c = (Circle*) s1; <text:s/>s1c-&gt;setrad(1);</text:span></text:p>
            <text:p text:style-name="P10"><text:span text:style-name="T7"><text:s text:c="2"/></text:span><text:span text:style-name="T7">Circle *s2c = (Circle*) s2;</text:span><text:span text:style-name="T6"> <text:s/>s2c-&gt;setrad(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list text:style-name="L5">
              <text:list-item>
                <text:p text:style-name="P12"><text:span text:style-name="T9">const_cast</text:span><text:span text:style-name="T10">&lt;type&gt;(expression) </text:span></text:p>
              </text:list-item>
              <text:list-item>
                <text:p text:style-name="P12"><text:span text:style-name="T9">reinterpret_cast</text:span><text:span text:style-name="T10">&lt;type&gt;(expression) </text:span></text:p>
              </text:list-item>
            </text:list>
            <text:list text:style-name="L4">
              <text:list-item>
                <text:p text:style-name="P12"><text:span text:style-name="T9">static_cast</text:span><text:span text:style-name="T10">&lt;type&gt;(expression) </text:span></text:p>
              </text:list-item>
              <text:list-item>
                <text:p text:style-name="P12"><text:span text:style-name="T9">dynamic_cast</text:span><text:span text:style-name="T10">&lt;type&gt;(expression) </text:span></text:p>
              </text:list-item>
            </text:list>
            <text:p text:style-name="P10"><text:span text:style-name="T11"/></text:p>
          </draw:text-box>
        </draw:fram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cons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cons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Rectangle 3" presentation:style-name="pr6" draw:text-style-name="P11" draw:layer="layout" svg:width="23.706cm" svg:height="12.911cm" svg:x="0.847cm" svg:y="5.503cm" presentation:class="outline" presentation:user-transformed="true">
          <draw:text-box>
            <text:p text:style-name="P10"><text:span text:style-name="T12">Is used to remove const-ness:</text:span></text:p>
            <text:p text:style-name="P10"><text:span text:style-name="T13">void</text:span><text:span text:style-name="T14"> g(C* cp);</text:span><text:span text:style-name="T15">// programmer forgot “const”</text:span><text:span text:style-name="T14"><text:line-break/></text:span><text:span text:style-name="T13">void</text:span><text:span text:style-name="T14"> f(C </text:span><text:span text:style-name="T13">const</text:span><text:span text:style-name="T14">* cp) </text:span><text:span text:style-name="T14"><text:line-break/></text:span><text:span text:style-name="T14">{ </text:span><text:span text:style-name="T14"><text:line-break/></text:span><text:span text:style-name="T14">   g(</text:span><text:span text:style-name="T13">const_cast</text:span><text:span text:style-name="T14">&lt;C *&gt;(cp)); </text:span><text:span text:style-name="T14"><text:line-break/></text:span><text:span text:style-name="T14">} </text:span></text:p>
            <text:list text:style-name="L6">
              <text:list-item>
                <text:p text:style-name="P10"><text:span text:style-name="T12">Usually, you should design your variables/methods </text:span><text:span text:style-name="T12">such that you won’t have to use </text:span><text:span text:style-name="T8">const_cast</text:span><text:span text:style-name="T16">.</text:span></text:p>
              </text:list-item>
              <text:list-item>
                <text:p text:style-name="P10"><text:span text:style-name="T12">Compile time operator</text:span></text:p>
              </text:list-item>
              <text:list-item>
                <text:p text:style-name="P10"><text:span text:style-name="T12">Can cause serious trouble</text:span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3.21cm">
          <text:p text:style-name="P13"><text:span text:style-name="T17">const_cast</text:span><text:span text:style-name="T18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21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list text:style-name="L4">
              <text:list-item>
                <text:p text:style-name="P10"><text:span text:style-name="T12">Reinterpret byte patterns.</text:span></text:p>
              </text:list-item>
              <text:list-item>
                <text:p text:style-name="P10"><text:span text:style-name="T12">Circumvents type checking.</text:span></text:p>
              </text:list-item>
              <text:list-item>
                <text:p text:style-name="P10"><text:span text:style-name="T12">Implementation-dependent.</text:span></text:p>
              </text:list-item>
              <text:list-item>
                <text:p text:style-name="P10"><text:span text:style-name="T12">(Should be) used rarely.</text:span></text:p>
              </text:list-item>
              <text:list-item>
                <text:p text:style-name="P10"><text:span text:style-name="T12">Very dangerous! </text:span><text:span text:style-name="T20">(folder 4)</text:span><text:span text:style-name="T12">.</text:span></text:p>
              </text:list-item>
              <text:list-item>
                <text:p text:style-name="P10"><text:span text:style-name="T12">Usage example: writing an image file </text:span><text:span text:style-name="T21">(folder 5)</text:span><text:span text:style-name="T12">. </text:span></text:p>
                <text:p text:style-name="P10"><text:span text:style-name="T12"/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17">reinterpret_cast</text:span><text:span text:style-name="T18">&lt;type&gt;(expression) </text:span><text:span text:style-name="T18"><text:line-break/></text:span><text:span text:style-name="T18"/></text:p>
          <text:p text:style-name="P13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placeholder="true" presentation:user-transformed="true">
          <draw:text-box/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8">reinterpret_cast</text:span><text:span text:style-name="T18">&lt;type&gt;(expression) </text:span><text:span text:style-name="T18"><text:line-break/></text:span><text:span text:style-name="T18"/></text:p>
          <text:p text:style-name="P13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Rectangle 3" presentation:style-name="pr6" draw:text-style-name="P21" draw:layer="layout" svg:width="24.552cm" svg:height="13.757cm" svg:x="0.423cm" svg:y="4.868cm" presentation:class="outline" presentation:user-transformed="true">
          <draw:text-box>
            <text:p text:style-name="P10"><text:span text:style-name="T12">When conversion method is known during </text:span><text:span text:style-name="T12">compilation:</text:span></text:p>
            <text:list text:style-name="L7">
              <text:list-item>
                <text:list>
                  <text:list-item>
                    <text:p text:style-name="P19"><text:span text:style-name="T12">double→int, int→double, etc.</text:span></text:p>
                  </text:list-item>
                  <text:list-item>
                    <text:p text:style-name="P19"><text:span text:style-name="T12">Conversion operator / conversion constructor.</text:span></text:p>
                  </text:list-item>
                  <text:list-item>
                    <text:p text:style-name="P19"><text:span text:style-name="T12">up-cast – Circle→Shape, Circle*→Shape*. </text:span></text:p>
                    <text:p text:style-name="P19"><text:span text:style-name="T12"/></text:p>
                  </text:list-item>
                </text:list>
              </text:list-item>
            </text:list>
            <text:p text:style-name="P20"><text:span text:style-name="T22">Safer that “old-style” casts</text:span></text:p>
            <text:list text:continue-numbering="true" text:style-name="L7">
              <text:list-item>
                <text:list>
                  <text:list-item>
                    <text:p text:style-name="P19"><text:span text:style-name="T12">e.g. won’t cast </text:span><text:span text:style-name="T10">int*</text:span><text:span text:style-name="T11"> to </text:span><text:span text:style-name="T10">float*</text:span></text:p>
                  </text:list-item>
                </text:list>
              </text:list-item>
            </text:list>
            <text:p text:style-name="P10"><text:span text:style-name="T11">Failure causes a compiler error</text:span></text:p>
            <text:list text:continue-numbering="true" text:style-name="L7">
              <text:list-item>
                <text:list>
                  <text:list-item>
                    <text:p text:style-name="P19"><text:span text:style-name="T11">No dynamic checking is done</text:span></text:p>
                  </text:list-item>
                </text:list>
              </text:list-item>
            </text:list>
          </draw:text-box>
        </draw:frame>
        <draw:custom-shape draw:name="Rectangle 4" draw:style-name="gr3" draw:text-style-name="P22" draw:layer="layout" svg:width="21.77cm" svg:height="1.803cm" svg:x="0.847cm" svg:y="2.752cm">
          <text:p text:style-name="P13"><text:span text:style-name="T17">static_cast</text:span><text:span text:style-name="T18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 </text:span><text:span text:style-name="T23">(folder 4)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21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Rectangle 3" presentation:style-name="pr6" draw:text-style-name="P21" draw:layer="layout" svg:width="11.769cm" svg:height="13.757cm" svg:x="0.423cm" svg:y="4.868cm" presentation:class="outline" presentation:user-transformed="true">
          <draw:text-box>
            <text:p text:style-name="P10"><text:span text:style-name="T24">reinterpret_cast</text:span><text:span text:style-name="T11"> does not do anything at runtime.</text:span></text:p>
            <text:p text:style-name="P10"><text:span text:style-name="T11"/></text:p>
            <text:p text:style-name="P10"><text:span text:style-name="T24">static_cast</text:span><text:span text:style-name="T11"> does at runtime a conversion </text:span><text:span text:style-name="T11">determined at compile time.</text:span></text:p>
            <text:p text:style-name="P10"><text:span text:style-name="T11"/></text:p>
            <text:p text:style-name="P10"><text:span text:style-name="T11">Copy&amp;paste into godbolt.org to see.</text:span></text:p>
          </draw:text-box>
        </draw:fram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tatic_cast vs reinterpret_cast</text:span></text:p>
          </draw:text-box>
        </draw:frame>
        <draw:frame draw:style-name="gr4" draw:text-style-name="P24" draw:layer="layout" svg:width="10.922cm" svg:height="13.793cm" svg:x="13.97cm" svg:y="5.588cm">
          <draw:text-box>
            <text:p><text:span text:style-name="T25">int main() {</text:span></text:p>
            <text:p><text:span text:style-name="T25"><text:s text:c="4"/></text:span><text:span text:style-name="T25">int i = 5;</text:span></text:p>
            <text:p><text:span text:style-name="T25"><text:s text:c="4"/></text:span><text:span text:style-name="T25">double d;</text:span></text:p>
            <text:p><text:span text:style-name="T25"><text:s text:c="4"/></text:span><text:span text:style-name="T25">d = (double)i;</text:span></text:p>
            <text:p><text:span text:style-name="T25"><text:s text:c="4"/></text:span><text:span text:style-name="T25">d = static_cast&lt;double&gt;(i);</text:span></text:p>
            <text:p><text:span text:style-name="T25"><text:s text:c="4"/></text:span><text:span text:style-name="T25">int&amp; ir = i;</text:span></text:p>
            <text:p><text:span text:style-name="T25"><text:s text:c="4"/></text:span><text:span text:style-name="T25">double&amp; dr0 = (double&amp;)ir;</text:span></text:p>
            <text:p><text:span text:style-name="T25"><text:s text:c="4"/></text:span><text:span text:style-name="T25">double&amp; dr = reinterpret_cast&lt;double&amp;&gt;(ir);</text:span></text:p>
            <text:p><text:span text:style-name="T25">}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21</text:page-number></text:span></text:p>
            </draw:text-box>
          </draw:frame>
        </presentation:notes>
      </draw:page>
      <draw:page draw:name="Run Time Type Information (RTTI)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6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6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2">Problem:</text:span></text:p>
            <text:p text:style-name="P10"><text:span text:style-name="T12"><text:s/></text:span><text:span text:style-name="T27">Up-casting</text:span><text:span text:style-name="T12"> works fine.</text:span></text:p>
            <text:list text:style-name="L7">
              <text:list-item>
                <text:list>
                  <text:list-item>
                    <text:p text:style-name="P19"><text:span text:style-name="T12">Treating sub-class as base class:</text:span></text:p>
                  </text:list-item>
                </text:list>
              </text:list-item>
            </text:list>
            <text:p text:style-name="P25"><text:span text:style-name="T16"><text:s text:c="3"/></text:span><text:span text:style-name="T16">Shape * s = </text:span><text:span text:style-name="T8">new</text:span><text:span text:style-name="T16"> Circle(); </text:span><text:span text:style-name="T16"><text:line-break/></text:span><text:span text:style-name="T16"/></text:p>
            <text:p text:style-name="P10"><text:span text:style-name="T12">What about </text:span><text:span text:style-name="T27">down-casting</text:span><text:span text:style-name="T12">?</text:span></text:p>
            <text:list text:continue-numbering="true" text:style-name="L7">
              <text:list-item>
                <text:list>
                  <text:list-item>
                    <text:p text:style-name="P19"><text:span text:style-name="T12">might not be safe!</text:span></text:p>
                  </text:list-item>
                  <text:list-item>
                    <text:p text:style-name="P19"><text:span text:style-name="T12">correctness cannot be determined by the </text:span><text:span text:style-name="T12">compiler.</text:span></text:p>
                  </text:list-item>
                </text:list>
              </text:list-item>
            </text:list>
            <text:p text:style-name="P25"><text:span text:style-name="T16"><text:s text:c="3"/></text:span><text:span text:style-name="T16">Circle * c = (Circle*) s; </text:span></text:p>
          </draw:text-box>
        </draw:frame>
        <draw:custom-shape draw:name="Rectangle 4" draw:style-name="gr5" draw:text-style-name="P27" draw:layer="layout" svg:width="3.347cm" svg:height="1.78cm" svg:x="19.492cm" svg:y="5.408cm">
          <text:p text:style-name="P26"><text:span text:style-name="T28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27" draw:layer="layout" svg:width="2.882cm" svg:height="1.78cm" svg:x="18.056cm" svg:y="9.007cm">
          <text:p text:style-name="P28"><text:span text:style-name="T28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7" draw:layer="layout" svg:width="3.813cm" svg:height="1.78cm" svg:x="21.211cm" svg:y="9.007cm">
          <text:p text:style-name="P28"><text:span text:style-name="T28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6" draw:text-style-name="P29" draw:layer="layout" svg:width="1.802cm" svg:height="1.667cm" draw:transform="rotate (-1.67586514776496) translate (21.218cm 7.27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6" draw:text-style-name="P29" draw:layer="layout" svg:width="1.806cm" svg:height="1.952cm" draw:transform="rotate (-1.62333073727993) translate (23.162cm 7.24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29">RTTI – Run Time Type Information</text:span><text:span text:style-name="T29"><text:line-break/></text:span><text:span text:style-name="T29"/></text:p>
            <text:p text:style-name="P10"><text:span text:style-name="T29"/></text:p>
            <text:p text:style-name="P10"><text:span text:style-name="T29">Mechanisms for RTTI:</text:span></text:p>
            <text:list text:style-name="L8">
              <text:list-item>
                <text:p text:style-name="P25"><text:span text:style-name="T30">dynamic_cast</text:span><text:span text:style-name="T31"> </text:span><text:span text:style-name="T29">operator</text:span></text:p>
              </text:list-item>
              <text:list-item>
                <text:p text:style-name="P25"><text:span text:style-name="T30">typeid</text:span><text:span text:style-name="T31"> </text:span><text:span text:style-name="T29">operator (and type_info class)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9">Enables run-time type checking:</text:span></text:p>
            <text:p text:style-name="P30"><text:span text:style-name="T29"/></text:p>
            <text:p text:style-name="P30"><text:span text:style-name="T29">When </text:span><text:span text:style-name="T32">expression </text:span><text:span text:style-name="T33">is a </text:span><text:span text:style-name="T34">pointer</text:span><text:span text:style-name="T32">:</text:span></text:p>
            <text:list text:style-name="L5">
              <text:list-item>
                <text:list>
                  <text:list-item>
                    <text:p text:style-name="P19"><text:span text:style-name="T33">Returns a valid pointer if </text:span><text:span text:style-name="T32">expression </text:span><text:span text:style-name="T33">really points to type </text:span><text:span text:style-name="T32">T</text:span></text:p>
                  </text:list-item>
                  <text:list-item>
                    <text:p text:style-name="P19"><text:span text:style-name="T33">null pointer value otherwise</text:span></text:p>
                  </text:list-item>
                </text:list>
              </text:list-item>
            </text:list>
            <text:p text:style-name="P31"><text:span text:style-name="T33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7">dynamic_cast</text:span><text:span text:style-name="T18">&lt;T&gt;(expression)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2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9">Enables run-time type checking:</text:span></text:p>
            <text:p text:style-name="P30"><text:span text:style-name="T29"/></text:p>
            <text:p text:style-name="P30"><text:span text:style-name="T29">When </text:span><text:span text:style-name="T32">expression </text:span><text:span text:style-name="T33">is a </text:span><text:span text:style-name="T35">reference</text:span><text:span text:style-name="T32">:</text:span></text:p>
            <text:list text:style-name="L5">
              <text:list-item>
                <text:list>
                  <text:list-item>
                    <text:p text:style-name="P19"><text:span text:style-name="T33">Returns a valid reference if </text:span><text:span text:style-name="T32">expression <text:s/></text:span><text:span text:style-name="T33">is really of type </text:span><text:span text:style-name="T32">T</text:span></text:p>
                  </text:list-item>
                  <text:list-item>
                    <text:p text:style-name="P19"><text:span text:style-name="T33">Throws an exception when it fails </text:span><text:span text:style-name="T33">(“</text:span><text:span text:style-name="T32">bad_cast</text:span><text:span text:style-name="T33">”)</text:span></text:p>
                  </text:list-item>
                </text:list>
              </text:list-item>
            </text:list>
            <text:p text:style-name="P31"><text:span text:style-name="T33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7">dynamic_cast</text:span><text:span text:style-name="T18">&lt;T&gt;(expression)</text:span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Rectangle 4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32"><text:span text:style-name="T16"/></text:p>
            <text:p text:style-name="P32"><text:span text:style-name="T16">Shape* s = container.pop(); </text:span><text:span text:style-name="T16"><text:line-break/></text:span><text:span text:style-name="T16">Circle* c = </text:span><text:span text:style-name="T8">dynamic_cast</text:span><text:span text:style-name="T16">&lt;Circle*&gt;(s); </text:span><text:span text:style-name="T16"><text:line-break/></text:span><text:span text:style-name="T8">if</text:span><text:span text:style-name="T16"> (c != nullptr) {</text:span><text:span text:style-name="T36">// c is a circle </text:span><text:span text:style-name="T36"><text:line-break/></text:span><text:span text:style-name="T16"> </text:span><text:span text:style-name="T36"><text:s text:c="2"/></text:span><text:span text:style-name="T16">c-&gt;setRadius(42);</text:span></text:p>
            <text:p text:style-name="P32"><text:span text:style-name="T16">} </text:span><text:span text:style-name="T8">else</text:span><text:span text:style-name="T16"> {</text:span><text:span text:style-name="T16"><text:line-break/></text:span><text:span text:style-name="T16">   ...</text:span></text:p>
            <text:p text:style-name="P32"><text:span text:style-name="T16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14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8">dynamic_cast</text:span><text:span text:style-name="T16">&lt;T&gt;(expression) </text:span><text:span text:style-name="T16"><text:line-break/></text:span><text:span text:style-name="T16"/></text:p>
            <text:p text:style-name="P25"><text:span text:style-name="T27">Note: </text:span></text:p>
            <text:list text:style-name="L6">
              <text:list-item>
                <text:p text:style-name="P10"><text:span text:style-name="T12">Used only on </text:span><text:span text:style-name="T27">pointer</text:span><text:span text:style-name="T12"> or </text:span><text:span text:style-name="T27">reference</text:span><text:span text:style-name="T12"> types.</text:span></text:p>
              </text:list-item>
              <text:list-item>
                <text:p text:style-name="P10"><text:span text:style-name="T12">Can be used for:</text:span></text:p>
                <text:list>
                  <text:list-item>
                    <text:p text:style-name="P33"><text:span text:style-name="T27">up-cast</text:span><text:span text:style-name="T12"> – useless – done automatically.</text:span></text:p>
                  </text:list-item>
                  <text:list-item>
                    <text:p text:style-name="P33"><text:span text:style-name="T27">down-cast</text:span><text:span text:style-name="T12"> – most useful.</text:span></text:p>
                  </text:list-item>
                  <text:list-item>
                    <text:p text:style-name="P33"><text:span text:style-name="T27">cross-cast</text:span><text:span text:style-name="T12"> – useful with multiple inheritance.</text:span></text:p>
                  </text:list-item>
                </text:list>
              </text:list-item>
              <text:list-item>
                <text:p text:style-name="P10"><text:span text:style-name="T27">Only for types with virtual-functions </text:span><text:span text:style-name="T12">(“Polymorphic types”) - These object have a space </text:span><text:span text:style-name="T12">for information about type: the virtual function table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21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7">class</text:span><text:span text:style-name="T38"> Circle : </text:span><text:span text:style-name="T37">public</text:span><text:span text:style-name="T38"> Shape </text:span><text:span text:style-name="T38"><text:line-break/></text:span><text:span text:style-name="T38">{ </text:span><text:span text:style-name="T38"><text:line-break/></text:span><text:span text:style-name="T38">   </text:span><text:span text:style-name="T37">virtual</text:span><text:span text:style-name="T38"> </text:span><text:span text:style-name="T37">void</text:span><text:span text:style-name="T38"> draw(); </text:span><text:span text:style-name="T38"><text:line-break/></text:span><text:span text:style-name="T38">} </text:span><text:span text:style-name="T38"><text:line-break/></text:span><text:span text:style-name="T37">class</text:span><text:span text:style-name="T38"> Date : </text:span><text:span text:style-name="T37">public</text:span><text:span text:style-name="T38"> Time </text:span><text:span text:style-name="T38"><text:line-break/></text:span><text:span text:style-name="T38">{ </text:span><text:span text:style-name="T38"><text:line-break/></text:span><text:span text:style-name="T38">    </text:span><text:span text:style-name="T39">// Time has no virtual functions </text:span><text:span text:style-name="T39"><text:line-break/></text:span><text:span text:style-name="T38">} </text:span><text:span text:style-name="T38"><text:line-break/></text:span><text:span text:style-name="T37">void</text:span><text:span text:style-name="T38"> foo(Shape * s, Time * t) </text:span><text:span text:style-name="T38"><text:line-break/></text:span><text:span text:style-name="T38">{ </text:span><text:span text:style-name="T38"><text:line-break/></text:span><text:span text:style-name="T38">   Circle * c =</text:span></text:p>
            <text:p text:style-name="P10"><text:span text:style-name="T38"><text:s text:c="4"/></text:span><text:span text:style-name="T37">dynamic_cast</text:span><text:span text:style-name="T38">&lt;Circle*&gt;( s ); </text:span><text:span text:style-name="T39">//ok </text:span><text:span text:style-name="T39"><text:line-break/></text:span><text:span text:style-name="T39"> <text:s text:c="2"/></text:span><text:span text:style-name="T38">Date * date = <text:s/></text:span></text:p>
            <text:p text:style-name="P10"><text:span text:style-name="T38"><text:s text:c="4"/></text:span><text:span text:style-name="T37">dynamic_cast</text:span><text:span text:style-name="T38">&lt;Date*&gt;( t ); </text:span><text:span text:style-name="T40">//compilation </text:span><text:span text:style-name="T40">error </text:span><text:span text:style-name="T39"><text:line-break/></text:span><text:span text:style-name="T38">} </text:span><text:span text:style-name="T38"><text:line-break/></text:span><text:span text:style-name="T38"/></text:p>
            <text:p text:style-name="P10"><text:span text:style-name="T38"><text:line-break/></text:span><text:span text:style-name="T38"/></text:p>
          </draw:text-box>
        </draw:frame>
        <presentation:notes draw:style-name="dp2">
          <draw:page-thumbnail draw:style-name="gr1" draw:layer="layout" svg:width="14.212cm" svg:height="10.659cm" svg:x="2.753cm" svg:y="2.16cm" draw:page-number="1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text:span text:style-name="T23"> (folder 6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9"><text:s/></text:span><text:span text:style-name="T29">Obtains info about an object/expression</text:span></text:p>
              </text:list-item>
            </text:list>
            <text:p text:style-name="P35"><text:span text:style-name="T29">usage: </text:span><text:span text:style-name="T8">typeid</text:span><text:span text:style-name="T29">( obj ) <text:s text:c="3"/>(like “</text:span><text:span text:style-name="T8">sizeof</text:span><text:span text:style-name="T29">”)</text:span></text:p>
            <text:p text:style-name="P25"><text:span text:style-name="T41">Example:</text:span><text:span text:style-name="T42"><text:line-break/></text:span><text:span text:style-name="T16">Dog d; </text:span><text:span text:style-name="T16"><text:line-break/></text:span><text:span text:style-name="T16">Cat c; </text:span><text:span text:style-name="T16"><text:line-break/></text:span><text:span text:style-name="T16">cout &lt;&lt; <text:s text:c="2"/></text:span><text:span text:style-name="T43">"d is a "</text:span><text:span text:style-name="T16"> &lt;&lt; </text:span><text:span text:style-name="T8">typeid</text:span><text:span text:style-name="T16">(d).name() </text:span></text:p>
            <text:p text:style-name="P25"><text:span text:style-name="T16"><text:s text:c="5"/></text:span><text:span text:style-name="T16">&lt;&lt; </text:span><text:span text:style-name="T43">", c is a "</text:span><text:span text:style-name="T16"> &lt;&lt; </text:span><text:span text:style-name="T8">typeid</text:span><text:span text:style-name="T16">(c).name() <text:s text:c="4"/></text:span></text:p>
            <text:p text:style-name="P25"><text:span text:style-name="T16"><text:s text:c="5"/></text:span><text:span text:style-name="T16">&lt;&lt;endl; </text:span></text:p>
            <text:p text:style-name="P36"><text:span text:style-name="T41">Output (might be):</text:span><text:span text:style-name="T12"> </text:span><text:span text:style-name="T12"><text:line-break/></text:span><text:span text:style-name="T12">d is a Dog, c is a Cat</text:span></text:p>
            <text:p text:style-name="P10"><text:span text:style-name="T12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9"><text:s/></text:span><text:span text:style-name="T29">Obtains info about an object/expression</text:span></text:p>
              </text:list-item>
            </text:list>
            <text:p text:style-name="P35"><text:span text:style-name="T29">usage: </text:span><text:span text:style-name="T8">typeid</text:span><text:span text:style-name="T29">( obj ) <text:s text:c="3"/>(like “</text:span><text:span text:style-name="T8">sizeof</text:span><text:span text:style-name="T29">”)</text:span></text:p>
            <text:p text:style-name="P25"><text:span text:style-name="T41">Example:</text:span><text:span text:style-name="T42"><text:line-break/></text:span><text:span text:style-name="T16">Dog d; </text:span><text:span text:style-name="T16"><text:line-break/></text:span><text:span text:style-name="T16">Cat c; </text:span><text:span text:style-name="T16"><text:line-break/></text:span><text:span text:style-name="T16">cout &lt;&lt; <text:s text:c="2"/></text:span><text:span text:style-name="T43">"d is a "</text:span><text:span text:style-name="T16"> &lt;&lt; </text:span><text:span text:style-name="T8">typeid</text:span><text:span text:style-name="T16">(d).name() </text:span></text:p>
            <text:p text:style-name="P25"><text:span text:style-name="T16"><text:s text:c="5"/></text:span><text:span text:style-name="T16">&lt;&lt; </text:span><text:span text:style-name="T43">", c is a "</text:span><text:span text:style-name="T16"> &lt;&lt; </text:span><text:span text:style-name="T8">typeid</text:span><text:span text:style-name="T16">(c).name() <text:s text:c="3"/></text:span></text:p>
            <text:p text:style-name="P25"><text:span text:style-name="T16"><text:s text:c="5"/></text:span><text:span text:style-name="T16">&lt;&lt;endl; </text:span></text:p>
            <text:p text:style-name="P36"><text:span text:style-name="T41">Output </text:span><text:span text:style-name="T44">(becase it does not have to be the name of </text:span><text:span text:style-name="T44">the type that the programmer used, it might also be)</text:span><text:span text:style-name="T41">:</text:span><text:span text:style-name="T12"><text:line-break/></text:span><text:span text:style-name="T12">d is a 3Dog, c is a 3Cat</text:span></text:p>
            <text:p text:style-name="P10"><text:span text:style-name="T12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5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name="מציין מיקום תוכן 8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46">void</text:span><text:span text:style-name="T47"> rotate( shape </text:span><text:span text:style-name="T46">const</text:span><text:span text:style-name="T47">&amp; s ) </text:span><text:span text:style-name="T47"><text:line-break/></text:span><text:span text:style-name="T47">{ </text:span><text:span text:style-name="T47"><text:line-break/></text:span><text:span text:style-name="T47">   </text:span><text:span text:style-name="T46">if</text:span><text:span text:style-name="T47"> (</text:span><text:span text:style-name="T46">typeid</text:span><text:span text:style-name="T47">(s) == </text:span><text:span text:style-name="T46">typeid</text:span><text:span text:style-name="T47">(Circle) ) </text:span><text:span text:style-name="T47"><text:line-break/></text:span><text:span text:style-name="T47">   </text:span><text:span text:style-name="T48">//do nothing </text:span><text:span text:style-name="T48"><text:line-break/></text:span><text:span text:style-name="T46">else</text:span><text:span text:style-name="T47"> </text:span><text:span text:style-name="T46">if</text:span><text:span text:style-name="T47"> (</text:span><text:span text:style-name="T46">typeid</text:span><text:span text:style-name="T47">(s) == </text:span><text:span text:style-name="T46">typeid</text:span><text:span text:style-name="T47">(Triangle) ) </text:span><text:span text:style-name="T47"><text:line-break/></text:span><text:span text:style-name="T47">   </text:span><text:span text:style-name="T48">//rotate Triangle </text:span><text:span text:style-name="T48"><text:line-break/></text:span><text:span text:style-name="T46">else</text:span><text:span text:style-name="T47"> </text:span><text:span text:style-name="T46">if</text:span><text:span text:style-name="T47"> (</text:span><text:span text:style-name="T46">typeid</text:span><text:span text:style-name="T47">(s) == </text:span><text:span text:style-name="T46">typeid</text:span><text:span text:style-name="T47">(Rectangle) ) </text:span><text:span text:style-name="T47"><text:line-break/></text:span><text:span text:style-name="T47">   </text:span><text:span text:style-name="T48">//rotate Rectangle </text:span><text:span text:style-name="T48"><text:line-break/></text:span><text:span text:style-name="T47">} </text:span><text:span text:style-name="T47"><text:line-break/></text:span><text:span text:style-name="T47"/></text:p>
            <text:p text:style-name="P32"><text:span text:style-name="T47"><text:line-break/></text:span><text:span text:style-name="T47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xml:id="id1" draw:id="id1" draw:layer="layout" svg:width="24.028cm" svg:height="4.519cm" svg:x="0.816cm" svg:y="13.736cm">
          <text:list text:style-name="L10">
            <text:list-item>
              <text:p text:style-name="P37"><text:span text:style-name="T49">Use virtual functions when you can !</text:span></text:p>
            </text:list-item>
            <text:list-item>
              <text:p text:style-name="P37"><text:span text:style-name="T49">Use RTTI only you cannot use virtual functions (e.g. the source code of Shape is unavailable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212cm" svg:height="10.659cm" svg:x="2.753cm" svg:y="2.16cm" draw:page-number="2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1.018cm" presentation:class="title" presentation:user-transformed="true">
          <draw:text-box>
            <text:p text:style-name="P6"><text:span text:style-name="T50">Cast comparis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21</text:page-number></text:span></text:p>
          </draw:text-box>
        </draw:frame>
        <draw:frame draw:style-name="standard" draw:layer="layout" svg:width="23.705cm" svg:height="16.441cm" svg:x="0.847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8"><text:span text:style-name="T51">Compile-time</text:span></text:p>
              </table:table-cell>
              <table:table-cell>
                <text:p text:style-name="P38"><text:span text:style-name="T51">Run-time</text:span></text:p>
              </table:table-cell>
            </table:table-row>
            <table:table-row table:style-name="ro1">
              <table:table-cell table:style-name="ce2">
                <text:p text:style-name="P39"><text:span text:style-name="T52">const_cast</text:span></text:p>
              </table:table-cell>
              <table:table-cell table:style-name="ce3">
                <text:p text:style-name="P40"><text:span text:style-name="T53">Check that source, target are the same except const</text:span></text:p>
              </table:table-cell>
              <table:table-cell table:style-name="ce4">
                <text:p text:style-name="P41"><text:span text:style-name="T54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2">reinterpret_cast</text:span></text:p>
              </table:table-cell>
              <table:table-cell table:style-name="ce3">
                <text:p text:style-name="P40"><text:span text:style-name="T53">Check that source, target are pointers / refs</text:span></text:p>
              </table:table-cell>
              <table:table-cell table:style-name="ce4">
                <text:p text:style-name="P41"><text:span text:style-name="T54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2">static_cast</text:span></text:p>
              </table:table-cell>
              <table:table-cell table:style-name="ce3">
                <text:p text:style-name="P40"><text:span text:style-name="T53">Check that there is a conversion source→target </text:span></text:p>
              </table:table-cell>
              <table:table-cell table:style-name="ce5">
                <text:p text:style-name="P42"><text:span text:style-name="T55">Fixed conversion</text:span></text:p>
              </table:table-cell>
            </table:table-row>
            <table:table-row table:style-name="ro2">
              <table:table-cell table:style-name="ce2">
                <text:p text:style-name="P39"><text:span text:style-name="T52">dynamic_cast</text:span></text:p>
              </table:table-cell>
              <table:table-cell table:style-name="ce3">
                <text:p text:style-name="P40"><text:span text:style-name="T53">Check that the class is polymorphic</text:span></text:p>
              </table:table-cell>
              <table:table-cell table:style-name="ce6">
                <text:p text:style-name="P43"><text:span text:style-name="T56">Expensive chec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2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16">16/4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21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21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21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16">16/4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21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73</meta:editing-cycles>
    <meta:print-date>1999-11-04T13:06:28</meta:print-date>
    <meta:creation-date>1999-10-10T10:49:40</meta:creation-date>
    <dc:date>2019-04-16T12:18:46.927383204</dc:date>
    <meta:editing-duration>P28DT18H27M20S</meta:editing-duration>
    <meta:generator>LibreOffice/6.1.5.2$Linux_X86_64 LibreOffice_project/10$Build-2</meta:gener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